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49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eople who dont enter the shop</text:p>
          </table:table-cell>
          <table:table-cell office:value-type="string" calcext:value-type="string">
            <text:p>Our resul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EnterExitCrossingPaths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ExitCrossingPaths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LeaveShop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LeaveShop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LeaveShopReenter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LeaveShopReenter2fro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hopOneWait1fro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-[.C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hopOneWait2fro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9]-[.C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StopEnter1fro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StopEnter2fro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]-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topMoveEnter1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2]-[.C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neStopMoveEnter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topMoveNoEnter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topMoveNoEnter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-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topNoEnter1fro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topNoEnter2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]-[.C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Assistant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pAssistant2fro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9]-[.C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ePastShop1fro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0]-[.C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ePastShop2fro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21]-[.C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EnterShop1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-[.C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EnterShop2fro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3]-[.C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woEnterShop3fr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4]-[.C2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woLeaveShop1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5]-[.C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LeaveShop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-[.C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26])" office:value-type="float" office:value="52" calcext:value-type="float">
            <text:p>52</text:p>
          </table:table-cell>
          <table:table-cell table:formula="of:=SUM([.C2:.C26])" office:value-type="float" office:value="20" calcext:value-type="float">
            <text:p>20</text:p>
          </table:table-cell>
          <table:table-cell table:formula="of:=SUM([.D2:.D26])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3:00:17.444136994</meta:creation-date>
    <dc:date>2019-04-06T13:50:56.006376185</dc:date>
    <meta:editing-duration>PT20M7S</meta:editing-duration>
    <meta:editing-cycles>3</meta:editing-cycles>
    <meta:generator>LibreOffice/6.0.7.3$Linux_X86_64 LibreOffice_project/00m0$Build-3</meta:generator>
    <meta:document-statistic meta:table-count="1" meta:cell-count="107" meta:object-count="0"/>
  </office:meta>
</office:document-meta>
</file>